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9" style:family="table-cell" style:parent-style-name="Default" style:data-style-name="N2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2">
      <style:table-cell-properties fo:border-bottom="none" fo:background-color="#ffff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0.196cm" svg:height="10.92cm" svg:x="0.343cm" svg:y="14.629cm">
            <draw:object draw:notify-on-update-of-ranges="Лист1.A12:Лист1.B29 Лист1.C11:Лист1.C11 Лист1.C12:Лист1.C29 Лист1.E11:Лист1.E11 Лист1.E12:Лист1.E29 Лист1.G9:Лист1.G10 Лист1.G12:Лист1.G28 Лист1.H9:Лист1.H10 Лист1.H12:Лист1.H28 Лист1.I9:Лист1.I10 Лист1.I12:Лист1.I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5</text:p>
          </table:table-cell>
          <table:covered-table-cell table:number-columns-repeated="4" table:style-name="ce2"/>
          <table:covered-table-cell table:number-columns-repeated="4" table:style-name="ce4"/>
          <table:covered-table-cell/>
        </table:table-row>
        <table:table-row table:style-name="ro1">
          <table:table-cell table:style-name="ce2" table:number-columns-repeated="5"/>
          <table:table-cell table:style-name="ce4" table:number-columns-repeated="4"/>
          <table:table-cell/>
        </table:table-row>
        <table:table-row table:style-name="ro2">
          <table:table-cell table:style-name="ce1" office:value-type="string" calcext:value-type="string">
            <text:p>Цель:</text:p>
          </table:table-cell>
          <table:table-cell table:style-name="ce8" office:value-type="string" calcext:value-type="string" table:number-columns-spanned="9" table:number-rows-spanned="1">
            <text:p>Выполнить сглаживание временного ряда по скользящей средней и экспоненциальным сглаживанием (для трех значений альфа — 0.2, 0.5 и 0.8). Построить кривые сглаживания по этим заданиям. Выполнить прогноз на два первых квартала 2013 г.</text:p>
          </table:table-cell>
          <table:covered-table-cell table:number-columns-repeated="3" table:style-name="ce2"/>
          <table:covered-table-cell table:number-columns-repeated="4" table:style-name="ce4"/>
          <table:covered-table-cell/>
        </table:table-row>
        <table:table-row table:style-name="ro1">
          <table:table-cell table:style-name="ce2"/>
          <table:table-cell/>
          <table:table-cell table:style-name="ce2" table:number-columns-repeated="3"/>
          <table:table-cell table:style-name="ce4" table:number-columns-repeated="4"/>
          <table:table-cell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style-name="ce2" table:number-columns-repeated="4"/>
          <table:table-cell table:style-name="ce4"/>
          <table:table-cell table:number-columns-repeated="4"/>
        </table:table-row>
        <table:table-row table:style-name="ro1">
          <table:table-cell table:style-name="ce2" table:number-columns-repeated="5"/>
          <table:table-cell table:style-name="ce4"/>
          <table:table-cell table:number-columns-repeated="4"/>
        </table:table-row>
        <table:table-row table:style-name="ro3">
          <table:table-cell table:style-name="ce3" office:value-type="string" calcext:value-type="string" table:number-columns-spanned="10" table:number-rows-spanned="1">
            <text:p>По данной выборке размера реализации был сделан прогноз на два первых квартала следующего года методом скользящей средней и экспоненциальным сглаживанием (для трёх значений альфа — 0.2, 0.5 и 0.8)</text:p>
          </table:table-cell>
          <table:covered-table-cell table:number-columns-repeated="4"/>
          <table:covered-table-cell table:style-name="ce4"/>
          <table:covered-table-cell table:number-columns-repeated="4"/>
        </table:table-row>
        <table:table-row table:style-name="ro1"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number-columns-repeated="5"/>
          <table:table-cell table:style-name="ce4"/>
          <table:table-cell table:style-name="ce4" office:value-type="string" calcext:value-type="string">
            <text:p><text:span text:style-name="T1">Альфа</text:span></text:p>
          </table:table-cell>
          <table:table-cell table:style-name="ce4" office:value-type="string" calcext:value-type="string">
            <text:p><text:span text:style-name="T1">Альфа</text:span></text:p>
          </table:table-cell>
          <table:table-cell table:style-name="ce4" office:value-type="string" calcext:value-type="string">
            <text:p><text:span text:style-name="T1">Альфа</text:span></text:p>
          </table:table-cell>
          <table:table-cell/>
        </table:table-row>
        <table:table-row table:style-name="ro1">
          <table:table-cell table:number-columns-repeated="5"/>
          <table:table-cell table:style-name="ce4"/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8" calcext:value-type="float">
            <text:p>0,8</text:p>
          </table:table-cell>
          <table:table-cell/>
        </table:table-row>
        <table:table-row table:style-name="ro1">
          <table:table-cell table:style-name="ce2" office:value-type="string" calcext:value-type="string">
            <text:p>Год</text:p>
          </table:table-cell>
          <table:table-cell table:style-name="ce2" office:value-type="string" calcext:value-type="string">
            <text:p>Квартал</text:p>
          </table:table-cell>
          <table:table-cell table:style-name="ce2" office:value-type="string" calcext:value-type="string">
            <text:p>Размер реализации</text:p>
          </table:table-cell>
          <table:table-cell table:style-name="ce2"/>
          <table:table-cell table:style-name="ce4" office:value-type="string" calcext:value-type="string">
            <text:p>Скользящая средняя</text:p>
          </table:table-cell>
          <table:table-cell table:style-name="ce4"/>
          <table:table-cell table:style-name="ce4" office:value-type="string" calcext:value-type="string">
            <text:p><text:span text:style-name="T1">Столбец 1</text:span></text:p>
          </table:table-cell>
          <table:table-cell table:style-name="ce4" office:value-type="string" calcext:value-type="string">
            <text:p><text:span text:style-name="T1">Столбец 1</text:span></text:p>
          </table:table-cell>
          <table:table-cell table:style-name="ce4" office:value-type="string" calcext:value-type="string">
            <text:p><text:span text:style-name="T1">Столбец 1</text:span></text:p>
          </table:table-cell>
          <table:table-cell/>
        </table:table-row>
        <table:table-row table:style-name="ro1">
          <table:table-cell table:style-name="ce2" office:value-type="float" office:value="2009" calcext:value-type="float" table:number-columns-spanned="1" table:number-rows-spanned="4">
            <text:p>20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4" office:value-type="string" calcext:value-type="string">
            <text:p>—</text:p>
          </table:table-cell>
          <table:table-cell table:style-name="ce4"/>
          <table:table-cell table:style-name="ce5" table:formula="of:=[$Лист1.$C$12]" office:value-type="float" office:value="175" calcext:value-type="float">
            <text:p>175,00</text:p>
          </table:table-cell>
          <table:table-cell table:style-name="ce5" table:formula="of:=[$Лист1.$C$12]" office:value-type="float" office:value="175" calcext:value-type="float">
            <text:p>175,00</text:p>
          </table:table-cell>
          <table:table-cell table:style-name="ce5" table:formula="of:=[$Лист1.$C$12]" office:value-type="float" office:value="175" calcext:value-type="float">
            <text:p>175,00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63" calcext:value-type="float">
            <text:p>263</text:p>
          </table:table-cell>
          <table:table-cell table:style-name="ce2"/>
          <table:table-cell table:style-name="ce4" table:formula="of:=ROUND(AVERAGE([.C12:.C14]); 2)" office:value-type="float" office:value="254.67" calcext:value-type="float">
            <text:p>254,67</text:p>
          </table:table-cell>
          <table:table-cell table:style-name="ce4"/>
          <table:table-cell table:style-name="ce5" table:formula="of:=[$Лист1.$G$10] * [$Лист1.$C$12] + (1 - [$Лист1.$G$10]) * [$Лист1.$G$12]" office:value-type="float" office:value="175" calcext:value-type="float">
            <text:p>175,00</text:p>
          </table:table-cell>
          <table:table-cell table:style-name="ce5" table:formula="of:=[$Лист1.$H$10] * [$Лист1.$C$12] + (1 - [$Лист1.$H$10]) * [$Лист1.$H$12]" office:value-type="float" office:value="175" calcext:value-type="float">
            <text:p>175,00</text:p>
          </table:table-cell>
          <table:table-cell table:style-name="ce5" table:formula="of:=[$Лист1.$I$10] * [$Лист1.$C$12] + (1 - [$Лист1.$I$10]) * [$Лист1.$I$12]" office:value-type="float" office:value="175" calcext:value-type="float">
            <text:p>175,00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4" table:formula="of:=ROUND(AVERAGE([.C13:.C15]); 2)" office:value-type="float" office:value="295.33" calcext:value-type="float">
            <text:p>295,33</text:p>
          </table:table-cell>
          <table:table-cell table:style-name="ce4"/>
          <table:table-cell table:style-name="ce5" table:formula="of:=[$Лист1.$G$10] * [$Лист1.$C$13] + (1 - [$Лист1.$G$10]) * [$Лист1.$G$13]" office:value-type="float" office:value="192.6" calcext:value-type="float">
            <text:p>192,60</text:p>
          </table:table-cell>
          <table:table-cell table:style-name="ce5" table:formula="of:=[$Лист1.$H$10] * [$Лист1.$C$13] + (1 - [$Лист1.$H$10]) * [$Лист1.$H$13]" office:value-type="float" office:value="219" calcext:value-type="float">
            <text:p>219,00</text:p>
          </table:table-cell>
          <table:table-cell table:style-name="ce5" table:formula="of:=[$Лист1.$I$10] * [$Лист1.$C$13] + (1 - [$Лист1.$I$10]) * [$Лист1.$I$13]" office:value-type="float" office:value="245.4" calcext:value-type="float">
            <text:p>245,40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97" calcext:value-type="float">
            <text:p>297</text:p>
          </table:table-cell>
          <table:table-cell table:style-name="ce2"/>
          <table:table-cell table:style-name="ce4" table:formula="of:=ROUND(AVERAGE([.C14:.C16]); 2)" office:value-type="float" office:value="290" calcext:value-type="float">
            <text:p>290</text:p>
          </table:table-cell>
          <table:table-cell table:style-name="ce4"/>
          <table:table-cell table:style-name="ce5" table:formula="of:=[$Лист1.$G$10] * [$Лист1.$C$14] + (1 - [$Лист1.$G$10]) * [$Лист1.$G$14]" office:value-type="float" office:value="219.28" calcext:value-type="float">
            <text:p>219,28</text:p>
          </table:table-cell>
          <table:table-cell table:style-name="ce5" table:formula="of:=[$Лист1.$H$10] * [$Лист1.$C$14] + (1 - [$Лист1.$H$10]) * [$Лист1.$H$14]" office:value-type="float" office:value="272.5" calcext:value-type="float">
            <text:p>272,50</text:p>
          </table:table-cell>
          <table:table-cell table:style-name="ce5" table:formula="of:=[$Лист1.$I$10] * [$Лист1.$C$14] + (1 - [$Лист1.$I$10]) * [$Лист1.$I$14]" office:value-type="float" office:value="309.88" calcext:value-type="float">
            <text:p>309,88</text:p>
          </table:table-cell>
          <table:table-cell/>
        </table:table-row>
        <table:table-row table:style-name="ro1">
          <table:table-cell table:style-name="ce2" office:value-type="float" office:value="2010" calcext:value-type="float" table:number-columns-spanned="1" table:number-rows-spanned="4">
            <text:p>20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7" calcext:value-type="float">
            <text:p>247</text:p>
          </table:table-cell>
          <table:table-cell table:style-name="ce2"/>
          <table:table-cell table:style-name="ce4" table:formula="of:=ROUND(AVERAGE([.C15:.C17]); 2)" office:value-type="float" office:value="280.67" calcext:value-type="float">
            <text:p>280,67</text:p>
          </table:table-cell>
          <table:table-cell table:style-name="ce4"/>
          <table:table-cell table:style-name="ce5" table:formula="of:=[$Лист1.$G$10] * [$Лист1.$C$15] + (1 - [$Лист1.$G$10]) * [$Лист1.$G$15]" office:value-type="float" office:value="234.824" calcext:value-type="float">
            <text:p>234,82</text:p>
          </table:table-cell>
          <table:table-cell table:style-name="ce5" table:formula="of:=[$Лист1.$H$10] * [$Лист1.$C$15] + (1 - [$Лист1.$H$10]) * [$Лист1.$H$15]" office:value-type="float" office:value="284.75" calcext:value-type="float">
            <text:p>284,75</text:p>
          </table:table-cell>
          <table:table-cell table:style-name="ce5" table:formula="of:=[$Лист1.$I$10] * [$Лист1.$C$15] + (1 - [$Лист1.$I$10]) * [$Лист1.$I$15]" office:value-type="float" office:value="299.576" calcext:value-type="float">
            <text:p>299,58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98" calcext:value-type="float">
            <text:p>298</text:p>
          </table:table-cell>
          <table:table-cell table:style-name="ce2"/>
          <table:table-cell table:style-name="ce4" table:formula="of:=ROUND(AVERAGE([.C16:.C18]); 2)" office:value-type="float" office:value="303.67" calcext:value-type="float">
            <text:p>303,67</text:p>
          </table:table-cell>
          <table:table-cell table:style-name="ce4"/>
          <table:table-cell table:style-name="ce5" table:formula="of:=[$Лист1.$G$10] * [$Лист1.$C$16] + (1 - [$Лист1.$G$10]) * [$Лист1.$G$16]" office:value-type="float" office:value="237.2592" calcext:value-type="float">
            <text:p>237,26</text:p>
          </table:table-cell>
          <table:table-cell table:style-name="ce5" table:formula="of:=[$Лист1.$H$10] * [$Лист1.$C$16] + (1 - [$Лист1.$H$10]) * [$Лист1.$H$16]" office:value-type="float" office:value="265.875" calcext:value-type="float">
            <text:p>265,88</text:p>
          </table:table-cell>
          <table:table-cell table:style-name="ce5" table:formula="of:=[$Лист1.$I$10] * [$Лист1.$C$16] + (1 - [$Лист1.$I$10]) * [$Лист1.$I$16]" office:value-type="float" office:value="257.5152" calcext:value-type="float">
            <text:p>257,52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66" calcext:value-type="float">
            <text:p>366</text:p>
          </table:table-cell>
          <table:table-cell table:style-name="ce2"/>
          <table:table-cell table:style-name="ce4" table:formula="of:=ROUND(AVERAGE([.C17:.C19]); 2)" office:value-type="float" office:value="335" calcext:value-type="float">
            <text:p>335</text:p>
          </table:table-cell>
          <table:table-cell table:style-name="ce4"/>
          <table:table-cell table:style-name="ce5" table:formula="of:=[$Лист1.$G$10] * [$Лист1.$C$17] + (1 - [$Лист1.$G$10]) * [$Лист1.$G$17]" office:value-type="float" office:value="249.40736" calcext:value-type="float">
            <text:p>249,41</text:p>
          </table:table-cell>
          <table:table-cell table:style-name="ce5" table:formula="of:=[$Лист1.$H$10] * [$Лист1.$C$17] + (1 - [$Лист1.$H$10]) * [$Лист1.$H$17]" office:value-type="float" office:value="281.9375" calcext:value-type="float">
            <text:p>281,94</text:p>
          </table:table-cell>
          <table:table-cell table:style-name="ce5" table:formula="of:=[$Лист1.$I$10] * [$Лист1.$C$17] + (1 - [$Лист1.$I$10]) * [$Лист1.$I$17]" office:value-type="float" office:value="289.90304" calcext:value-type="float">
            <text:p>289,90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41" calcext:value-type="float">
            <text:p>341</text:p>
          </table:table-cell>
          <table:table-cell table:style-name="ce2"/>
          <table:table-cell table:style-name="ce4" table:formula="of:=ROUND(AVERAGE([.C18:.C20]); 2)" office:value-type="float" office:value="375.67" calcext:value-type="float">
            <text:p>375,67</text:p>
          </table:table-cell>
          <table:table-cell table:style-name="ce4"/>
          <table:table-cell table:style-name="ce5" table:formula="of:=[$Лист1.$G$10] * [$Лист1.$C$18] + (1 - [$Лист1.$G$10]) * [$Лист1.$G$18]" office:value-type="float" office:value="272.725888" calcext:value-type="float">
            <text:p>272,73</text:p>
          </table:table-cell>
          <table:table-cell table:style-name="ce5" table:formula="of:=[$Лист1.$H$10] * [$Лист1.$C$18] + (1 - [$Лист1.$H$10]) * [$Лист1.$H$18]" office:value-type="float" office:value="323.96875" calcext:value-type="float">
            <text:p>323,97</text:p>
          </table:table-cell>
          <table:table-cell table:style-name="ce5" table:formula="of:=[$Лист1.$I$10] * [$Лист1.$C$18] + (1 - [$Лист1.$I$10]) * [$Лист1.$I$18]" office:value-type="float" office:value="350.780608" calcext:value-type="float">
            <text:p>350,78</text:p>
          </table:table-cell>
          <table:table-cell/>
        </table:table-row>
        <table:table-row table:style-name="ro1">
          <table:table-cell table:style-name="ce2" office:value-type="float" office:value="2011" calcext:value-type="float" table:number-columns-spanned="1" table:number-rows-spanned="4">
            <text:p>20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0" calcext:value-type="float">
            <text:p>420</text:p>
          </table:table-cell>
          <table:table-cell table:style-name="ce2"/>
          <table:table-cell table:style-name="ce4" table:formula="of:=ROUND(AVERAGE([.C19:.C21]); 2)" office:value-type="float" office:value="400.67" calcext:value-type="float">
            <text:p>400,67</text:p>
          </table:table-cell>
          <table:table-cell table:style-name="ce4"/>
          <table:table-cell table:style-name="ce5" table:formula="of:=[$Лист1.$G$10] * [$Лист1.$C$19] + (1 - [$Лист1.$G$10]) * [$Лист1.$G$19]" office:value-type="float" office:value="286.3807104" calcext:value-type="float">
            <text:p>286,38</text:p>
          </table:table-cell>
          <table:table-cell table:style-name="ce5" table:formula="of:=[$Лист1.$H$10] * [$Лист1.$C$19] + (1 - [$Лист1.$H$10]) * [$Лист1.$H$19]" office:value-type="float" office:value="332.484375" calcext:value-type="float">
            <text:p>332,48</text:p>
          </table:table-cell>
          <table:table-cell table:style-name="ce5" table:formula="of:=[$Лист1.$I$10] * [$Лист1.$C$19] + (1 - [$Лист1.$I$10]) * [$Лист1.$I$19]" office:value-type="float" office:value="342.9561216" calcext:value-type="float">
            <text:p>342,96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41" calcext:value-type="float">
            <text:p>441</text:p>
          </table:table-cell>
          <table:table-cell table:style-name="ce2"/>
          <table:table-cell table:style-name="ce4" table:formula="of:=ROUND(AVERAGE([.C20:.C22]); 2)" office:value-type="float" office:value="438" calcext:value-type="float">
            <text:p>438</text:p>
          </table:table-cell>
          <table:table-cell table:style-name="ce4"/>
          <table:table-cell table:style-name="ce5" table:formula="of:=[$Лист1.$G$10] * [$Лист1.$C$20] + (1 - [$Лист1.$G$10]) * [$Лист1.$G$20]" office:value-type="float" office:value="313.10456832" calcext:value-type="float">
            <text:p>313,10</text:p>
          </table:table-cell>
          <table:table-cell table:style-name="ce5" table:formula="of:=[$Лист1.$H$10] * [$Лист1.$C$20] + (1 - [$Лист1.$H$10]) * [$Лист1.$H$20]" office:value-type="float" office:value="376.2421875" calcext:value-type="float">
            <text:p>376,24</text:p>
          </table:table-cell>
          <table:table-cell table:style-name="ce5" table:formula="of:=[$Лист1.$I$10] * [$Лист1.$C$20] + (1 - [$Лист1.$I$10]) * [$Лист1.$I$20]" office:value-type="float" office:value="404.59122432" calcext:value-type="float">
            <text:p>404,59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53" calcext:value-type="float">
            <text:p>453</text:p>
          </table:table-cell>
          <table:table-cell table:style-name="ce2"/>
          <table:table-cell table:style-name="ce4" table:formula="of:=ROUND(AVERAGE([.C21:.C23]); 2)" office:value-type="float" office:value="431" calcext:value-type="float">
            <text:p>431</text:p>
          </table:table-cell>
          <table:table-cell table:style-name="ce4"/>
          <table:table-cell table:style-name="ce5" table:formula="of:=[$Лист1.$G$10] * [$Лист1.$C$21] + (1 - [$Лист1.$G$10]) * [$Лист1.$G$21]" office:value-type="float" office:value="338.683654656" calcext:value-type="float">
            <text:p>338,68</text:p>
          </table:table-cell>
          <table:table-cell table:style-name="ce5" table:formula="of:=[$Лист1.$H$10] * [$Лист1.$C$21] + (1 - [$Лист1.$H$10]) * [$Лист1.$H$21]" office:value-type="float" office:value="408.62109375" calcext:value-type="float">
            <text:p>408,62</text:p>
          </table:table-cell>
          <table:table-cell table:style-name="ce5" table:formula="of:=[$Лист1.$I$10] * [$Лист1.$C$21] + (1 - [$Лист1.$I$10]) * [$Лист1.$I$21]" office:value-type="float" office:value="433.718244864" calcext:value-type="float">
            <text:p>433,72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99" calcext:value-type="float">
            <text:p>399</text:p>
          </table:table-cell>
          <table:table-cell table:style-name="ce2"/>
          <table:table-cell table:style-name="ce4" table:formula="of:=ROUND(AVERAGE([.C22:.C24]); 2)" office:value-type="float" office:value="426" calcext:value-type="float">
            <text:p>426</text:p>
          </table:table-cell>
          <table:table-cell table:style-name="ce4"/>
          <table:table-cell table:style-name="ce5" table:formula="of:=[$Лист1.$G$10] * [$Лист1.$C$22] + (1 - [$Лист1.$G$10]) * [$Лист1.$G$22]" office:value-type="float" office:value="361.5469237248" calcext:value-type="float">
            <text:p>361,55</text:p>
          </table:table-cell>
          <table:table-cell table:style-name="ce5" table:formula="of:=[$Лист1.$H$10] * [$Лист1.$C$22] + (1 - [$Лист1.$H$10]) * [$Лист1.$H$22]" office:value-type="float" office:value="430.810546875" calcext:value-type="float">
            <text:p>430,81</text:p>
          </table:table-cell>
          <table:table-cell table:style-name="ce5" table:formula="of:=[$Лист1.$I$10] * [$Лист1.$C$22] + (1 - [$Лист1.$I$10]) * [$Лист1.$I$22]" office:value-type="float" office:value="449.1436489728" calcext:value-type="float">
            <text:p>449,14</text:p>
          </table:table-cell>
          <table:table-cell/>
        </table:table-row>
        <table:table-row table:style-name="ro1">
          <table:table-cell table:style-name="ce2" office:value-type="float" office:value="2012" calcext:value-type="float" table:number-columns-spanned="1" table:number-rows-spanned="4">
            <text:p>20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6" calcext:value-type="float">
            <text:p>426</text:p>
          </table:table-cell>
          <table:table-cell table:style-name="ce2"/>
          <table:table-cell table:style-name="ce4" table:formula="of:=ROUND(AVERAGE([.C23:.C25]); 2)" office:value-type="float" office:value="424.67" calcext:value-type="float">
            <text:p>424,67</text:p>
          </table:table-cell>
          <table:table-cell table:style-name="ce4"/>
          <table:table-cell table:style-name="ce5" table:formula="of:=[$Лист1.$G$10] * [$Лист1.$C$23] + (1 - [$Лист1.$G$10]) * [$Лист1.$G$23]" office:value-type="float" office:value="369.03753897984" calcext:value-type="float">
            <text:p>369,04</text:p>
          </table:table-cell>
          <table:table-cell table:style-name="ce5" table:formula="of:=[$Лист1.$H$10] * [$Лист1.$C$23] + (1 - [$Лист1.$H$10]) * [$Лист1.$H$23]" office:value-type="float" office:value="414.9052734375" calcext:value-type="float">
            <text:p>414,91</text:p>
          </table:table-cell>
          <table:table-cell table:style-name="ce5" table:formula="of:=[$Лист1.$I$10] * [$Лист1.$C$23] + (1 - [$Лист1.$I$10]) * [$Лист1.$I$23]" office:value-type="float" office:value="409.02872979456" calcext:value-type="float">
            <text:p>409,03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449" calcext:value-type="float">
            <text:p>449</text:p>
          </table:table-cell>
          <table:table-cell table:style-name="ce2"/>
          <table:table-cell table:style-name="ce4" table:formula="of:=ROUND(AVERAGE([.C24:.C26]); 2)" office:value-type="float" office:value="452.33" calcext:value-type="float">
            <text:p>452,33</text:p>
          </table:table-cell>
          <table:table-cell table:style-name="ce4"/>
          <table:table-cell table:style-name="ce5" table:formula="of:=[$Лист1.$G$10] * [$Лист1.$C$24] + (1 - [$Лист1.$G$10]) * [$Лист1.$G$24]" office:value-type="float" office:value="380.430031183872" calcext:value-type="float">
            <text:p>380,43</text:p>
          </table:table-cell>
          <table:table-cell table:style-name="ce5" table:formula="of:=[$Лист1.$H$10] * [$Лист1.$C$24] + (1 - [$Лист1.$H$10]) * [$Лист1.$H$24]" office:value-type="float" office:value="420.45263671875" calcext:value-type="float">
            <text:p>420,45</text:p>
          </table:table-cell>
          <table:table-cell table:style-name="ce5" table:formula="of:=[$Лист1.$I$10] * [$Лист1.$C$24] + (1 - [$Лист1.$I$10]) * [$Лист1.$I$24]" office:value-type="float" office:value="422.605745958912" calcext:value-type="float">
            <text:p>422,61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482" calcext:value-type="float">
            <text:p>482</text:p>
          </table:table-cell>
          <table:table-cell table:style-name="ce2"/>
          <table:table-cell table:style-name="ce4" table:formula="of:=ROUND(AVERAGE([.C25:.C27]); 2)" office:value-type="float" office:value="463.67" calcext:value-type="float">
            <text:p>463,67</text:p>
          </table:table-cell>
          <table:table-cell/>
          <table:table-cell table:style-name="ce5" table:formula="of:=[$Лист1.$G$10] * [$Лист1.$C$25] + (1 - [$Лист1.$G$10]) * [$Лист1.$G$25]" office:value-type="float" office:value="394.144024947098" calcext:value-type="float">
            <text:p>394,14</text:p>
          </table:table-cell>
          <table:table-cell table:style-name="ce5" table:formula="of:=[$Лист1.$H$10] * [$Лист1.$C$25] + (1 - [$Лист1.$H$10]) * [$Лист1.$H$25]" office:value-type="float" office:value="434.726318359375" calcext:value-type="float">
            <text:p>434,73</text:p>
          </table:table-cell>
          <table:table-cell table:style-name="ce5" table:formula="of:=[$Лист1.$I$10] * [$Лист1.$C$25] + (1 - [$Лист1.$I$10]) * [$Лист1.$I$25]" office:value-type="float" office:value="443.721149191782" calcext:value-type="float">
            <text:p>443,72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460" calcext:value-type="float">
            <text:p>460</text:p>
          </table:table-cell>
          <table:table-cell table:style-name="ce2"/>
          <table:table-cell table:style-name="ce4" table:formula="of:=ROUND(AVERAGE([.C26:.C28]); 2)" office:value-type="float" office:value="466.11" calcext:value-type="float">
            <text:p>466,11</text:p>
          </table:table-cell>
          <table:table-cell/>
          <table:table-cell table:style-name="ce5" table:formula="of:=[$Лист1.$G$10] * [$Лист1.$C$26] + (1 - [$Лист1.$G$10]) * [$Лист1.$G$26]" office:value-type="float" office:value="411.715219957678" calcext:value-type="float">
            <text:p>411,72</text:p>
          </table:table-cell>
          <table:table-cell table:style-name="ce5" table:formula="of:=[$Лист1.$H$10] * [$Лист1.$C$26] + (1 - [$Лист1.$H$10]) * [$Лист1.$H$26]" office:value-type="float" office:value="458.363159179688" calcext:value-type="float">
            <text:p>458,36</text:p>
          </table:table-cell>
          <table:table-cell table:style-name="ce5" table:formula="of:=[$Лист1.$I$10] * [$Лист1.$C$26] + (1 - [$Лист1.$I$10]) * [$Лист1.$I$26]" office:value-type="float" office:value="474.344229838357" calcext:value-type="float">
            <text:p>474,34</text:p>
          </table:table-cell>
          <table:table-cell/>
        </table:table-row>
        <table:table-row table:style-name="ro1">
          <table:table-cell table:style-name="ce2" office:value-type="float" office:value="2013" calcext:value-type="float" table:number-columns-spanned="1" table:number-rows-spanned="2">
            <text:p>2013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E26]+(([.C27]-[.C26])/3)" office:value-type="float" office:value="456.336666666667" calcext:value-type="float">
            <text:p>456,34</text:p>
          </table:table-cell>
          <table:table-cell table:style-name="ce2"/>
          <table:table-cell table:style-name="ce4" table:formula="of:=ROUND(AVERAGE([.C27:.C29]); 2)" office:value-type="float" office:value="460.41" calcext:value-type="float">
            <text:p>460,41</text:p>
          </table:table-cell>
          <table:table-cell/>
          <table:table-cell table:style-name="ce5" table:formula="of:=[$Лист1.$G$10] * [$Лист1.$C$27] + (1 - [$Лист1.$G$10]) * [$Лист1.$G$27]" office:value-type="float" office:value="421.372175966143" calcext:value-type="float">
            <text:p>421,37</text:p>
          </table:table-cell>
          <table:table-cell table:style-name="ce5" table:formula="of:=[$Лист1.$H$10] * [$Лист1.$C$27] + (1 - [$Лист1.$H$10]) * [$Лист1.$H$27]" office:value-type="float" office:value="459.181579589844" calcext:value-type="float">
            <text:p>459,18</text:p>
          </table:table-cell>
          <table:table-cell table:style-name="ce5" table:formula="of:=[$Лист1.$I$10] * [$Лист1.$C$27] + (1 - [$Лист1.$I$10]) * [$Лист1.$I$27]" office:value-type="float" office:value="462.868845967671" calcext:value-type="float">
            <text:p>462,87</text:p>
          </table:table-cell>
          <table:table-cell/>
        </table:table-row>
        <table:table-row table:style-name="ro1"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10" table:formula="of:=[.E27]+(([.C28]-[.C27])/3)" office:value-type="float" office:value="464.888888888889" calcext:value-type="float">
            <text:p>464,89</text:p>
          </table:table-cell>
          <table:table-cell table:style-name="ce2"/>
          <table:table-cell table:style-name="ce4" office:value-type="string" calcext:value-type="string">
            <text:p>—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Прогноз</text:p>
          </table:table-cell>
          <table:table-cell table:number-columns-repeated="7"/>
        </table:table-row>
        <table:table-row table:style-name="ro1" table:number-rows-repeated="26">
          <table:table-cell table:number-columns-repeated="10"/>
        </table:table-row>
        <table:table-row table:style-name="ro4">
          <table:table-cell table:style-name="ce7" office:value-type="string" calcext:value-type="string">
            <text:p>Вывод:</text:p>
          </table:table-cell>
          <table:table-cell table:style-name="ce3" office:value-type="string" calcext:value-type="string" table:number-columns-spanned="9" table:number-rows-spanned="1">
            <text:p>В ходе лабораторной работы были достигнуты следующие цели: выполнено сглаживание данной выборки по скользящей средней и экспоненциальным сглаживанием (для трёх различных значений альфа). Затем были построены кривые фактических и прогнозируемых данных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0:26:53.257867397</meta:creation-date>
    <dc:date>2023-02-21T09:41:25.345776052</dc:date>
    <meta:editing-duration>PT2H19M38S</meta:editing-duration>
    <meta:editing-cycles>11</meta:editing-cycles>
    <meta:generator>LibreOffice/7.5.0.3$Linux_X86_64 LibreOffice_project/c21113d003cd3efa8c53188764377a8272d9d6de</meta:generator>
    <meta:document-statistic meta:table-count="1" meta:cell-count="1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197cm" svg:height="10.921cm" xlink:href=".." xlink:type="simple" chart:class="chart:line" chart:style-name="ch1">
        <chart:legend chart:legend-position="bottom" svg:x="6.442cm" svg:y="10.322cm" style:legend-expansion="wide" chart:style-name="ch2"/>
        <chart:plot-area chart:style-name="ch3" table:cell-range-address="Лист1.A12:Лист1.C29 Лист1.C11:Лист1.C11 Лист1.E11:Лист1.E29 Лист1.G9:Лист1.I10 Лист1.G12:Лист1.I28" chart:data-source-has-labels="both" svg:x="0.603cm" svg:y="0.218cm" svg:width="28.991cm" svg:height="9.702cm">
          <chart:coordinate-region svg:x="1.886cm" svg:y="0.417cm" svg:width="27.708cm" svg:height="8.458cm"/>
          <chart:axis chart:dimension="x" chart:name="primary-x" chart:style-name="ch4" chartooo:axis-type="auto">
            <chartooo:date-scale/>
            <chart:categories table:cell-range-address="Лист1.A12:Лист1.B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C12:Лист1.C29" chart:label-cell-address="Лист1.C11:Лист1.C11" chart:class="chart:line">
            <chart:data-point chart:repeated="18"/>
          </chart:series>
          <chart:series chart:style-name="ch8" chart:values-cell-range-address="Лист1.E12:Лист1.E29" chart:label-cell-address="Лист1.E11:Лист1.E11" chart:class="chart:line">
            <chart:data-point chart:repeated="18"/>
          </chart:series>
          <chart:series chart:style-name="ch9" chart:values-cell-range-address="Лист1.G12:Лист1.G28" chart:label-cell-address="Лист1.G9:Лист1.G10" chart:class="chart:line">
            <chart:data-point chart:repeated="17"/>
          </chart:series>
          <chart:series chart:style-name="ch10" chart:values-cell-range-address="Лист1.H12:Лист1.H28" chart:label-cell-address="Лист1.H9:Лист1.H10" chart:class="chart:line">
            <chart:data-point chart:repeated="17"/>
          </chart:series>
          <chart:series chart:style-name="ch11" chart:values-cell-range-address="Лист1.I12:Лист1.I28" chart:label-cell-address="Лист1.I9:Лист1.I10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змер реализации</text:p>
                <draw:g>
                  <svg:desc>Лист1.C11:Лист1.C11</svg:desc>
                </draw:g>
              </table:table-cell>
              <table:table-cell office:value-type="string">
                <text:p>Скользящая средняя</text:p>
                <draw:g>
                  <svg:desc>Лист1.E11:Лист1.E11</svg:desc>
                </draw:g>
              </table:table-cell>
              <table:table-cell office:value-type="string">
                <text:p>Альфа 0,2</text:p>
                <text:list>
                  <text:list-item>
                    <text:p>Альфа</text:p>
                  </text:list-item>
                  <text:list-item>
                    <text:p>0,2</text:p>
                  </text:list-item>
                </text:list>
                <draw:g>
                  <svg:desc>Лист1.G9:Лист1.G10</svg:desc>
                </draw:g>
              </table:table-cell>
              <table:table-cell office:value-type="string">
                <text:p>Альфа 0,5</text:p>
                <text:list>
                  <text:list-item>
                    <text:p>Альфа</text:p>
                  </text:list-item>
                  <text:list-item>
                    <text:p>0,5</text:p>
                  </text:list-item>
                </text:list>
                <draw:g>
                  <svg:desc>Лист1.H9:Лист1.H10</svg:desc>
                </draw:g>
              </table:table-cell>
              <table:table-cell office:value-type="string">
                <text:p>Альфа 0,8</text:p>
                <text:list>
                  <text:list-item>
                    <text:p>Альфа</text:p>
                  </text:list-item>
                  <text:list-item>
                    <text:p>0,8</text:p>
                  </text:list-item>
                </text:list>
                <draw:g>
                  <svg:desc>Лист1.I9:Лист1.I10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09 1</text:p>
                <text:list>
                  <text:list-item>
                    <text:p>2009</text:p>
                  </text:list-item>
                  <text:list-item>
                    <text:p>1</text:p>
                  </text:list-item>
                </text:list>
                <draw:g>
                  <svg:desc>Лист1.A12:Лист1.B29</svg:desc>
                </draw:g>
              </table:table-cell>
              <table:table-cell office:value-type="float" office:value="175">
                <text:p>175</text:p>
                <draw:g>
                  <svg:desc>Лист1.C12:Лист1.C29</svg:desc>
                </draw:g>
              </table:table-cell>
              <table:table-cell office:value-type="float" office:value="NaN">
                <text:p>NaN</text:p>
                <draw:g>
                  <svg:desc>Лист1.E12:Лист1.E29</svg:desc>
                </draw:g>
              </table:table-cell>
              <table:table-cell office:value-type="float" office:value="175">
                <text:p>175</text:p>
                <draw:g>
                  <svg:desc>Лист1.G12:Лист1.G28</svg:desc>
                </draw:g>
              </table:table-cell>
              <table:table-cell office:value-type="float" office:value="175">
                <text:p>175</text:p>
                <draw:g>
                  <svg:desc>Лист1.H12:Лист1.H28</svg:desc>
                </draw:g>
              </table:table-cell>
              <table:table-cell office:value-type="float" office:value="175">
                <text:p>175</text:p>
                <draw:g>
                  <svg:desc>Лист1.I12:Лист1.I28</svg:desc>
                </draw:g>
              </table:table-cell>
            </table:table-row>
            <table:table-row>
              <table:table-cell office:value-type="string">
                <text:p>2009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63">
                <text:p>263</text:p>
              </table:table-cell>
              <table:table-cell office:value-type="float" office:value="254.67">
                <text:p>254.67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09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326">
                <text:p>326</text:p>
              </table:table-cell>
              <table:table-cell office:value-type="float" office:value="295.33">
                <text:p>295.33</text:p>
              </table:table-cell>
              <table:table-cell office:value-type="float" office:value="192.6">
                <text:p>192.6</text:p>
              </table:table-cell>
              <table:table-cell office:value-type="float" office:value="219">
                <text:p>219</text:p>
              </table:table-cell>
              <table:table-cell office:value-type="float" office:value="245.4">
                <text:p>245.4</text:p>
              </table:table-cell>
            </table:table-row>
            <table:table-row>
              <table:table-cell office:value-type="string">
                <text:p>2009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219.28">
                <text:p>219.28</text:p>
              </table:table-cell>
              <table:table-cell office:value-type="float" office:value="272.5">
                <text:p>272.5</text:p>
              </table:table-cell>
              <table:table-cell office:value-type="float" office:value="309.88">
                <text:p>309.88</text:p>
              </table:table-cell>
            </table:table-row>
            <table:table-row>
              <table:table-cell office:value-type="float" office:value="2010">
                <text:p>2010 1</text:p>
                <text:list>
                  <text:list-item>
                    <text:p>201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7">
                <text:p>247</text:p>
              </table:table-cell>
              <table:table-cell office:value-type="float" office:value="280.67">
                <text:p>280.67</text:p>
              </table:table-cell>
              <table:table-cell office:value-type="float" office:value="234.824">
                <text:p>234.824</text:p>
              </table:table-cell>
              <table:table-cell office:value-type="float" office:value="284.75">
                <text:p>284.75</text:p>
              </table:table-cell>
              <table:table-cell office:value-type="float" office:value="299.576">
                <text:p>299.576</text:p>
              </table:table-cell>
            </table:table-row>
            <table:table-row>
              <table:table-cell office:value-type="string">
                <text:p>2010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98">
                <text:p>298</text:p>
              </table:table-cell>
              <table:table-cell office:value-type="float" office:value="303.67">
                <text:p>303.67</text:p>
              </table:table-cell>
              <table:table-cell office:value-type="float" office:value="237.2592">
                <text:p>237.2592</text:p>
              </table:table-cell>
              <table:table-cell office:value-type="float" office:value="265.875">
                <text:p>265.875</text:p>
              </table:table-cell>
              <table:table-cell office:value-type="float" office:value="257.5152">
                <text:p>257.5152</text:p>
              </table:table-cell>
            </table:table-row>
            <table:table-row>
              <table:table-cell office:value-type="string">
                <text:p>2010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366">
                <text:p>366</text:p>
              </table:table-cell>
              <table:table-cell office:value-type="float" office:value="335">
                <text:p>335</text:p>
              </table:table-cell>
              <table:table-cell office:value-type="float" office:value="249.40736">
                <text:p>249.40736</text:p>
              </table:table-cell>
              <table:table-cell office:value-type="float" office:value="281.9375">
                <text:p>281.9375</text:p>
              </table:table-cell>
              <table:table-cell office:value-type="float" office:value="289.90304">
                <text:p>289.90304</text:p>
              </table:table-cell>
            </table:table-row>
            <table:table-row>
              <table:table-cell office:value-type="string">
                <text:p>2010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41">
                <text:p>341</text:p>
              </table:table-cell>
              <table:table-cell office:value-type="float" office:value="375.67">
                <text:p>375.67</text:p>
              </table:table-cell>
              <table:table-cell office:value-type="float" office:value="272.725888">
                <text:p>272.725888</text:p>
              </table:table-cell>
              <table:table-cell office:value-type="float" office:value="323.96875">
                <text:p>323.96875</text:p>
              </table:table-cell>
              <table:table-cell office:value-type="float" office:value="350.780608">
                <text:p>350.780608</text:p>
              </table:table-cell>
            </table:table-row>
            <table:table-row>
              <table:table-cell office:value-type="float" office:value="2011">
                <text:p>2011 1</text:p>
                <text:list>
                  <text:list-item>
                    <text:p>2011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20">
                <text:p>420</text:p>
              </table:table-cell>
              <table:table-cell office:value-type="float" office:value="400.67">
                <text:p>400.67</text:p>
              </table:table-cell>
              <table:table-cell office:value-type="float" office:value="286.3807104">
                <text:p>286.3807104</text:p>
              </table:table-cell>
              <table:table-cell office:value-type="float" office:value="332.484375">
                <text:p>332.484375</text:p>
              </table:table-cell>
              <table:table-cell office:value-type="float" office:value="342.9561216">
                <text:p>342.9561216</text:p>
              </table:table-cell>
            </table:table-row>
            <table:table-row>
              <table:table-cell office:value-type="string">
                <text:p>2011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41">
                <text:p>441</text:p>
              </table:table-cell>
              <table:table-cell office:value-type="float" office:value="438">
                <text:p>438</text:p>
              </table:table-cell>
              <table:table-cell office:value-type="float" office:value="313.10456832">
                <text:p>313.10456832</text:p>
              </table:table-cell>
              <table:table-cell office:value-type="float" office:value="376.2421875">
                <text:p>376.2421875</text:p>
              </table:table-cell>
              <table:table-cell office:value-type="float" office:value="404.59122432">
                <text:p>404.59122432</text:p>
              </table:table-cell>
            </table:table-row>
            <table:table-row>
              <table:table-cell office:value-type="string">
                <text:p>2011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53">
                <text:p>453</text:p>
              </table:table-cell>
              <table:table-cell office:value-type="float" office:value="431">
                <text:p>431</text:p>
              </table:table-cell>
              <table:table-cell office:value-type="float" office:value="338.683654656">
                <text:p>338.683654656</text:p>
              </table:table-cell>
              <table:table-cell office:value-type="float" office:value="408.62109375">
                <text:p>408.62109375</text:p>
              </table:table-cell>
              <table:table-cell office:value-type="float" office:value="433.718244864">
                <text:p>433.718244864</text:p>
              </table:table-cell>
            </table:table-row>
            <table:table-row>
              <table:table-cell office:value-type="string">
                <text:p>2011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99">
                <text:p>399</text:p>
              </table:table-cell>
              <table:table-cell office:value-type="float" office:value="426">
                <text:p>426</text:p>
              </table:table-cell>
              <table:table-cell office:value-type="float" office:value="361.5469237248">
                <text:p>361.5469237248</text:p>
              </table:table-cell>
              <table:table-cell office:value-type="float" office:value="430.810546875">
                <text:p>430.810546875</text:p>
              </table:table-cell>
              <table:table-cell office:value-type="float" office:value="449.1436489728">
                <text:p>449.1436489728</text:p>
              </table:table-cell>
            </table:table-row>
            <table:table-row>
              <table:table-cell office:value-type="float" office:value="2012">
                <text:p>2012 1</text:p>
                <text:list>
                  <text:list-item>
                    <text:p>2012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26">
                <text:p>426</text:p>
              </table:table-cell>
              <table:table-cell office:value-type="float" office:value="424.67">
                <text:p>424.67</text:p>
              </table:table-cell>
              <table:table-cell office:value-type="float" office:value="369.03753897984">
                <text:p>369.03753897984</text:p>
              </table:table-cell>
              <table:table-cell office:value-type="float" office:value="414.9052734375">
                <text:p>414.9052734375</text:p>
              </table:table-cell>
              <table:table-cell office:value-type="float" office:value="409.02872979456">
                <text:p>409.02872979456</text:p>
              </table:table-cell>
            </table:table-row>
            <table:table-row>
              <table:table-cell office:value-type="string">
                <text:p>2012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49">
                <text:p>449</text:p>
              </table:table-cell>
              <table:table-cell office:value-type="float" office:value="452.33">
                <text:p>452.33</text:p>
              </table:table-cell>
              <table:table-cell office:value-type="float" office:value="380.430031183872">
                <text:p>380.430031183872</text:p>
              </table:table-cell>
              <table:table-cell office:value-type="float" office:value="420.45263671875">
                <text:p>420.45263671875</text:p>
              </table:table-cell>
              <table:table-cell office:value-type="float" office:value="422.605745958912">
                <text:p>422.605745958912</text:p>
              </table:table-cell>
            </table:table-row>
            <table:table-row>
              <table:table-cell office:value-type="string">
                <text:p>2012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82">
                <text:p>482</text:p>
              </table:table-cell>
              <table:table-cell office:value-type="float" office:value="463.67">
                <text:p>463.67</text:p>
              </table:table-cell>
              <table:table-cell office:value-type="float" office:value="394.144024947098">
                <text:p>394.144024947098</text:p>
              </table:table-cell>
              <table:table-cell office:value-type="float" office:value="434.726318359375">
                <text:p>434.726318359375</text:p>
              </table:table-cell>
              <table:table-cell office:value-type="float" office:value="443.721149191782">
                <text:p>443.721149191782</text:p>
              </table:table-cell>
            </table:table-row>
            <table:table-row>
              <table:table-cell office:value-type="string">
                <text:p>2012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460">
                <text:p>460</text:p>
              </table:table-cell>
              <table:table-cell office:value-type="float" office:value="466.11">
                <text:p>466.11</text:p>
              </table:table-cell>
              <table:table-cell office:value-type="float" office:value="411.715219957678">
                <text:p>411.715219957678</text:p>
              </table:table-cell>
              <table:table-cell office:value-type="float" office:value="458.363159179688">
                <text:p>458.363159179688</text:p>
              </table:table-cell>
              <table:table-cell office:value-type="float" office:value="474.344229838357">
                <text:p>474.344229838357</text:p>
              </table:table-cell>
            </table:table-row>
            <table:table-row>
              <table:table-cell office:value-type="float" office:value="2013">
                <text:p>2013 1</text:p>
                <text:list>
                  <text:list-item>
                    <text:p>201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56.336666666667">
                <text:p>456.336666666667</text:p>
              </table:table-cell>
              <table:table-cell office:value-type="float" office:value="460.41">
                <text:p>460.41</text:p>
              </table:table-cell>
              <table:table-cell office:value-type="float" office:value="421.372175966143">
                <text:p>421.372175966143</text:p>
              </table:table-cell>
              <table:table-cell office:value-type="float" office:value="459.181579589844">
                <text:p>459.181579589844</text:p>
              </table:table-cell>
              <table:table-cell office:value-type="float" office:value="462.868845967671">
                <text:p>462.868845967671</text:p>
              </table:table-cell>
            </table:table-row>
            <table:table-row>
              <table:table-cell office:value-type="string">
                <text:p>2013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64.888888888889">
                <text:p>464.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